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Pictures/10000000000005550000035C979A40F71CC46D98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style:paragraph-properties fo:text-align="start"/>
      <style:text-properties fo:font-size="28pt" style:font-size-asian="28pt" style:font-size-complex="28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letter-spacing="normal"/>
    </style:style>
    <style:style style:name="P7" style:family="paragraph">
      <style:text-properties style:font-name="FreeMono" fo:letter-spacing="normal"/>
    </style:style>
    <style:style style:name="P8" style:family="paragraph">
      <style:text-properties style:font-name="FreeMono" fo:font-size="20pt" style:font-size-asian="20pt" style:font-size-complex="20pt"/>
    </style:style>
    <style:style style:name="P9" style:family="paragraph">
      <style:text-properties style:font-name="FreeMono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style:font-name="FreeMono" fo:font-size="28pt" style:font-size-asian="28pt" style:font-size-complex="28pt"/>
    </style:style>
    <style:style style:name="T5" style:family="text">
      <style:text-properties fo:color="#00ff00" style:font-name="FreeMono" fo:font-size="28pt" style:font-size-asian="28pt" style:font-size-complex="28pt"/>
    </style:style>
    <style:style style:name="T6" style:family="text">
      <style:text-properties fo:color="#00ff7f" style:font-name="FreeMono" fo:font-size="28pt" style:font-size-asian="28pt" style:font-size-complex="28pt"/>
    </style:style>
    <style:style style:name="T7" style:family="text">
      <style:text-properties fo:color="#002040" fo:font-size="28pt" style:font-size-asian="28pt" style:font-size-complex="28pt"/>
    </style:style>
    <style:style style:name="T8" style:family="text">
      <style:text-properties fo:color="#00ff00" fo:font-size="28pt" style:font-size-asian="28pt" style:font-size-complex="2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letter-spacing="normal"/>
    </style:style>
    <style:style style:name="T11" style:family="text">
      <style:text-properties fo:font-size="15pt" fo:letter-spacing="normal" style:font-size-asian="15pt" style:font-size-complex="15pt"/>
    </style:style>
    <style:style style:name="T12" style:family="text">
      <style:text-properties fo:font-size="26pt" fo:letter-spacing="normal" style:font-size-asian="26pt" style:font-size-complex="26pt"/>
    </style:style>
    <style:style style:name="T13" style:family="text">
      <style:text-properties style:font-name="FreeMono" fo:font-size="20pt" style:font-size-asian="20pt" style:font-size-complex="20pt"/>
    </style:style>
    <style:style style:name="T14" style:family="text">
      <style:text-properties fo:color="#00ff00"/>
    </style:style>
    <style:style style:name="T15" style:family="text">
      <style:text-properties style:font-name="Free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Introduction to Scala</text:p>
          </draw:text-box>
        </draw:frame>
        <draw:frame presentation:style-name="pr1" draw:layer="layout" svg:width="29.972cm" svg:height="4.42cm" svg:x="1.536cm" svg:y="14.49cm" presentation:class="subtitle" presentation:user-transformed="true">
          <draw:text-box>
            <text:p>Christopher Annanie</text:p>
            <text:p>Engineering Manager @ Athlinks</text:p>
            <text:p>Twitter: @LevelOneDev</text:p>
          </draw:text-box>
        </draw:frame>
        <draw:frame draw:style-name="gr1" draw:text-style-name="P1" draw:layer="layout" svg:width="0.202cm" svg:height="1.098cm" svg:x="16.764cm" svg:y="1.776cm">
          <draw:text-box>
            <text:p/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user-transformed="true">
            <draw:text-box>
              <text:p><text:span text:style-name="T1">“</text:span><text:span text:style-name="T1">La ingeniería de eq de fases comprende la aplicación del conocimiento fenomenológico del comportamiento de sistemas homogéneos y multifásicos, y su predicción mediante herramientas termodinámicas, con la finalidad de contribuir al desarrollo de procesos químicos. El diseño del equilibrio de fases es un nexo entre los requerimiento de un dado proceso y las actividades académicas de medición y modelado de datos experimentales.</text:span></text:p>
              <text:p><text:span text:style-name="T1">[…] Esta disponibilidad (de simuladores computacionales) hace necesario estudiarla, con la finalidad de alcanzar un uso más fehaciente y efectivo de éstos, a través del desarrollo de criterios generales que faciliten la comprensión del potencial y limitaciones del proceso químico.”</text:span></text:p>
              <text:p><text:span text:style-name="T2">Pereda, tesis doctoral, PLAPIQUI/UNS </text:span><text:span text:style-name="T3">2003</text:span><text:span text:style-name="T2">, pp 4.1.</text:span></text:p>
            </draw:text-box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cala<text:tab/>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Built on the JVM. </text:p>
                <text:list>
                  <text:list-item>
                    <text:p>Easily operates with Java code.</text:p>
                  </text:list-item>
                  <text:list-item>
                    <text:p>Benefits from JVM performance</text:p>
                  </text:list-item>
                </text:list>
              </text:list-item>
              <text:list-item>
                <text:p>Static Typing</text:p>
              </text:list-item>
              <text:list-item>
                <text:p>Type Inference</text:p>
                <text:list>
                  <text:list-item>
                    <text:p>Person p = new Person(); // Java</text:p>
                  </text:list-item>
                  <text:list-item>
                    <text:p>val p = new Person() <text:s/>// Scala</text:p>
                  </text:list-item>
                </text:list>
              </text:list-item>
              <text:list-item>
                <text:p>Functional and OOP</text:p>
              </text:list-item>
              <text:list-item>
                <text:p>Immuatable by default (Very important!!)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cala Syntax<text:tab/></text:p>
          </draw:text-box>
        </draw:frame>
        <draw:frame presentation:style-name="pr4" draw:text-style-name="P5" draw:layer="layout" svg:width="29.832cm" svg:height="12.954cm" svg:x="1.664cm" svg:y="5.334cm" presentation:class="outline" presentation:user-transformed="true">
          <draw:text-box>
            <text:p text:style-name="P4"><text:span text:style-name="T4">val x = 10 </text:span><text:span text:style-name="T5">// val is immutable variable</text:span></text:p>
            <text:p text:style-name="P4"><text:span text:style-name="T4">val y = 100 </text:span><text:span text:style-name="T6">// Implicit type</text:span></text:p>
            <text:p text:style-name="P4"><text:span text:style-name="T4">val z = 200 </text:span><text:span text:style-name="T5">// Explicit type</text:span></text:p>
            <text:p text:style-name="P4"><text:span text:style-name="T4">val sum = x + y + z</text:span></text:p>
            <text:p text:style-name="P4"><text:span text:style-name="T4">x = x + sum </text:span><text:span text:style-name="T5">// Error!</text:span></text:p>
            <text:p text:style-name="P4"><text:span text:style-name="T4">var newX = 10 </text:span><text:span text:style-name="T5">// var declares a mutable variable</text:span></text:p>
            <text:p text:style-name="P4"><text:span text:style-name="T4">newX = newX + sum </text:span><text:span text:style-name="T5">// This is ok</text:span></text:p>
            <text:p text:style-name="P4"><text:span text:style-name="T4"/></text:p>
            <text:p text:style-name="P4"><text:span text:style-name="T4">val list = List(1,2,3,4,5)</text:span></text:p>
            <text:p text:style-name="P4"><text:span text:style-name="T4">list.sum </text:span><text:span text:style-name="T5">// 15</text:span></text:p>
            <text:p text:style-name="P4"><text:span text:style-name="T4">val map = Map(“Key” → List(“nested”, “List”))</text:span></text:p>
            <text:p text:style-name="P4"><text:span text:style-name="T4">map(“Key”)</text:span></text:p>
            <text:p text:style-name="P4"><text:span text:style-name="T4"/></text:p>
            <text:p text:style-name="P4"><text:span text:style-name="T7"/></text:p>
            <text:p text:style-name="P4"><text:span text:style-name="T8"/></text:p>
            <text:p text:style-name="P4"><text:span text:style-name="T8"/></text:p>
            <text:p text:style-name="P4"><text:span text:style-name="T9"/></text:p>
            <text:p text:style-name="P4"><text:span text:style-name="T9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unctions</text:p>
          </draw:text-box>
        </draw:frame>
        <draw:frame presentation:style-name="pr4" draw:text-style-name="P7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 text:style-name="P6"><text:span text:style-name="T10">def function(param1: String, param2: Int): Int = {</text:span></text:p>
                <text:list>
                  <text:list-header>
                    <text:p text:style-name="P6"><text:span text:style-name="T10"><text:s text:c="3"/></text:span><text:span text:style-name="T10">DoStuff(param1)</text:span></text:p>
                    <text:p text:style-name="P6"><text:span text:style-name="T10"><text:s text:c="3"/></text:span><text:span text:style-name="T10">DoStuff(param2) </text:span><text:span text:style-name="T11">//The result of the last expression is the return value</text:span></text:p>
                    <text:p text:style-name="P6"><text:span text:style-name="T10">}</text:span></text:p>
                  </text:list-header>
                </text:list>
                <text:p text:style-name="P6"><text:span text:style-name="T12">val func = (param1: Int, param2: Int) =&gt; param1 + param2 </text:span></text:p>
                <text:p text:style-name="P6"><text:span text:style-name="T12"/></text:p>
                <text:p text:style-name="P6"><text:span text:style-name="T12">val result = function(“Hello”, 2)</text:span></text:p>
                <text:p text:style-name="P6"><text:span text:style-name="T12"/></text:p>
                <text:p text:style-name="P6"><text:span text:style-name="T12"/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lasses</text:p>
          </draw:text-box>
        </draw:frame>
        <draw:frame presentation:style-name="pr4" draw:text-style-name="P8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 text:style-name="P8"><text:span text:style-name="T13">class Meetup(val name:String, val attendeeList: List[Person] = </text:span><text:span text:style-name="T13">List()) {</text:span></text:p>
                <text:p text:style-name="P8"><text:span text:style-name="T13"><text:s text:c="3"/></text:span><text:span text:style-name="T13">val memberVariable = "I am scoped to the instance of this class"</text:span></text:p>
                <text:p text:style-name="P8"><text:span text:style-name="T13"><text:s text:c="3"/></text:span><text:span text:style-name="T13">def addAttendee(person: Person) = new Meetup(name, person :: </text:span><text:span text:style-name="T13">attendeeList)</text:span></text:p>
                <text:p text:style-name="P8"><text:span text:style-name="T13"><text:s text:c="3"/></text:span><text:span text:style-name="T13">def greet() = println(s"The meetup called $name greets </text:span><text:span text:style-name="T13">everyone!")</text:span></text:p>
                <text:p text:style-name="P8"><text:span text:style-name="T13"><text:s text:c="3"/></text:span><text:span text:style-name="T13">def report() = println(s"There are ${attendeeList.size} </text:span><text:span text:style-name="T13">attending $name")</text:span></text:p>
                <text:p text:style-name="P8"><text:span text:style-name="T13">}</text:span></text:p>
                <text:p text:style-name="P8"><text:span text:style-name="T13">case class Person(name: String)</text:span></text:p>
                <text:p text:style-name="P8"><text:span text:style-name="T13">val meetup = new Meetup("Denver all things Data")</text:span></text:p>
                <text:p text:style-name="P8"><text:span text:style-name="T13">val meetupWithAttendees = meetup.addAttendee(Person("Christopher"))</text:span></text:p>
                <text:p text:style-name="P8"><text:span text:style-name="T13"><text:s text:c="32"/></text:span><text:span text:style-name="T13">.addAttendee(Person("Kara"))</text:span></text:p>
                <text:p text:style-name="P8"><text:span text:style-name="T13"/></text:p>
                <text:p text:style-name="P8"><text:span text:style-name="T13">meetup.report</text:span></text:p>
                <text:p text:style-name="P8"><text:span text:style-name="T13">meetupWithAttendees.report</text:span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lasses<text:tab/>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Everything is an object/class</text:p>
                <text:list>
                  <text:list-item>
                    <text:p>Implement symbol methods (For example the + method)</text:p>
                  </text:list-item>
                </text:list>
                <text:p/>
                <text:p>class Fraction(val numerator: Int, val denominator: Int) {</text:p>
                <text:p><text:s text:c="4"/>def + (other: Fraction): Fraction = {</text:p>
                <text:p><text:s text:c="8"/>if(denominator == other.denominator){</text:p>
                <text:p><text:s text:c="12"/>new Fraction(numerator + other.numerator, denominator)</text:p>
                <text:p><text:s text:c="8"/>} else {</text:p>
                <text:p><text:s text:c="12"/>new Fraction(numerator * other.denominator + other.numerator * denominator, other.denominator * denominator)</text:p>
                <text:p><text:s text:c="8"/>} <text:s text:c="7"/></text:p>
                <text:p><text:s text:c="4"/>}</text:p>
                <text:p>}</text:p>
                <text:p/>
                <text:p>val f = new Fraction(1, 2)</text:p>
                <text:p>val f2 = new Fraction(1, 4)</text:p>
                <text:p>f + f2 <text:span text:style-name="T14">// 6/8</text:span></text:p>
                <text:p/>
                <text:p><text:span text:style-name="T15"/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cursi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>def factorial(n: Int): Int = {</text:p>
                <text:p><text:s text:c="3"/>var countdown = n</text:p>
                <text:p><text:s text:c="3"/>var total = 1</text:p>
                <text:p><text:s text:c="3"/>while(countdown &gt; 0) {</text:p>
                <text:p><text:s text:c="6"/>total = total * countdown</text:p>
                <text:p><text:s text:c="6"/>countdown = countdown - 1</text:p>
                <text:p><text:s text:c="3"/>}</text:p>
                <text:p><text:s text:c="3"/>return total</text:p>
                <text:p>}</text:p>
                <text:p>factorial(4) <text:span text:style-name="T14">// 24</text:span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cursi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>def factorialRec(n: Int): Int = {</text:p>
                <text:p><text:s text:c="3"/>if(n == 0){</text:p>
                <text:p><text:s text:c="5"/>1</text:p>
                <text:p><text:s text:c="3"/>} else {</text:p>
                <text:p><text:s text:c="5"/>factorialRec(n - 1) * n</text:p>
                <text:p><text:s text:c="3"/>}</text:p>
                <text:p>}</text:p>
                <text:p>factorialRec(4)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igher order functions</text:p>
          </draw:text-box>
        </draw:frame>
        <draw:frame presentation:style-name="pr4" draw:text-style-name="P9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>def hasUppercase(str: String): Boolean = {</text:p>
                <text:p><text:s text:c="4"/>var hasUpper = false</text:p>
                <text:p><text:s text:c="4"/>for (index &lt;- 0 until str.size){</text:p>
                <text:p><text:s text:c="8"/>if(str(index).isUpper) {</text:p>
                <text:p><text:s text:c="12"/>hasUpper = true</text:p>
                <text:p><text:s text:c="8"/>}</text:p>
                <text:p><text:s text:c="4"/>}</text:p>
                <text:p><text:s text:c="4"/>hasUpper</text:p>
                <text:p>}</text:p>
                <text:p>val res = hasUppercase("Hello world")</text:p>
                <text:p>val res2 = hasUppercase("hello world")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igher Order Function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>def betterHasUppercase(str: String): Boolean = {</text:p>
                <text:p><text:s text:c="4"/>str.exists(_.isUpper)</text:p>
                <text:p>}</text:p>
                <text:p/>
                <text:p>val res = betterHasUppercase("Hello world")</text:p>
                <text:p>val res2 = betterHasUppercase("hello world")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igher Order Function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>class List[A] {</text:p>
                <text:p><text:s text:c="3"/>def map[A, B](f: A =&gt; B): List[B]</text:p>
                <text:p><text:s text:c="3"/>def flatMap[A, B](f: A =&gt; List[B]): List[B]</text:p>
                <text:p><text:s text:c="3"/>def foldLeft[B](acc: B)(f: (B, A) =&gt; B): B </text:p>
                <text:p><text:s text:c="3"/>def filter(f: A =&gt; B): List[A]</text:p>
                <text:p><text:s text:c="3"/>def foreach(f: A =&gt; ()): ()</text:p>
                <text:p><text:s text:c="3"/>def exists(f: A =&gt; Boolean): Boolean</text:p>
                <text:p><text:s text:c="3"/>...</text:p>
                <text:p>}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pache Spark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Big Data Framework for distributed programming</text:p>
              </text:list-item>
              <text:list-item>
                <text:p>Built on Functional Programming Principles</text:p>
              </text:list-item>
              <text:list-item>
                <text:p>Higher order functions allow the execution strategy to change to fit local vs distributed uses</text:p>
              </text:list-item>
              <text:list-item>
                <text:p>Immutability is a must for distributed and parallel programming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style:writing-mode="lr-tb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 style:writing-mode="lr-tb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language="es" fo:country="AR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 style:writing-mode="lr-tb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 style:writing-mode="lr-tb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 style:writing-mode="lr-tb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 style:writing-mode="lr-tb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 style:writing-mode="lr-tb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outline1">
      <style:graphic-properties fo:min-height="12.18cm"/>
    </style:style>
    <style:style style:name="Mpr5" style:family="presentation" style:parent-style-name="Vivid1-backgroundobjects">
      <style:graphic-properties draw:auto-grow-height="false" fo:min-height="1.449cm"/>
    </style:style>
    <style:style style:name="Mpr6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7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Vivid2-backgroundobjects">
      <style:graphic-properties draw:auto-grow-height="false" fo:min-height="1.449cm"/>
    </style:style>
    <style:style style:name="Mpr9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Mpr4" draw:layer="backgroundobjects" svg:width="29.832cm" svg:height="12.954cm" svg:x="1.664cm" svg:y="5.334cm" presentation:class="outline">
        <draw:text-box>
          <text:list text:style-name="ML3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5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5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8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8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8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9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1T08:39:54.767884868</meta:creation-date>
    <meta:editing-duration>P2DT2H35M37S</meta:editing-duration>
    <meta:editing-cycles>8</meta:editing-cycles>
    <meta:generator>LibreOffice/5.3.1.2$Linux_X86_64 LibreOffice_project/30m0$Build-2</meta:generator>
    <dc:date>2017-10-13T21:33:45.764605100</dc:date>
    <meta:document-statistic meta:object-count="8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